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4.0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Arial1" style:font-name-asian="Arial1" style:font-name-complex="Arial1"/>
    </style:style>
    <style:style style:name="ce4" style:family="table-cell" style:parent-style-name="Excel_20_Built-in_20_Normal">
      <style:text-properties style:font-name="Arial1" style:font-name-asian="Arial1" style:font-name-complex="Arial1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2" office:value-type="string">
            <text:p>Dag 5</text:p>
          </table:table-cell>
          <table:table-cell table:style-name="ce7" office:value-type="string">
            <text:p>Sprint Review</text:p>
          </table:table-cell>
          <table:table-cell table:style-name="ce7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kunna se en desktop i webbläsaren</text:p>
          </table:table-cell>
          <table:table-cell table:style-name="ce4" office:value-type="string">
            <text:p>Skapa ett html-dokument och stila det med hjälp av CSS</text:p>
          </table:table-cell>
          <table:table-cell office:value-type="string">
            <text:p>Ej Klar</text:p>
          </table:table-cell>
          <table:table-cell table:style-name="ce5"/>
          <table:table-cell table:number-columns-repeated="5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en ikon för att få upp ett galleri / fönster</text:p>
          </table:table-cell>
          <table:table-cell table:style-name="ce4" office:value-type="string">
            <text:p>Skapa en klickbar knapp som öppnar det nya fönstret och funktionen för att öppna fönstret</text:p>
          </table:table-cell>
          <table:table-cell office:value-type="string">
            <text:p>Ej Klar</text:p>
          </table:table-cell>
          <table:table-cell table:style-name="ce5"/>
          <table:table-cell table:number-columns-repeated="5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3" office:value-type="string">
            <text:p>Som användare vill jag <text:s/>kunna stänga ner det öppnade fönstret</text:p>
          </table:table-cell>
          <table:table-cell table:style-name="ce4" office:value-type="string">
            <text:p>Skapa en knapp som stänger sidan samt funktionen som stänger ner den</text:p>
          </table:table-cell>
          <table:table-cell office:value-type="string">
            <text:p>Ej Klar</text:p>
          </table:table-cell>
          <table:table-cell table:style-name="ce6"/>
          <table:table-cell table:number-columns-repeated="5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Blad1.D28" table:end-x="1.799cm" table:end-y="0.175cm" draw:z-index="0" draw:name="Chart 1" draw:style-name="gr1" svg:width="14.216cm" svg:height="9.554cm" svg:x="2.087cm" svg:y="0.05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00:30:4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0T00:30:44.75</dc:date>
    <meta:generator>OpenOffice.org/3.3$Win32 OpenOffice.org_project/330m20$Build-9567</meta:generator>
    <meta:editing-duration>PT24M3S</meta:editing-duration>
    <meta:editing-cycles>4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217cm" svg:height="9.555cm" xlink:href=".." xlink:type="simple" chart:class="chart:line" chart:style-name="ch1">
        <chart:title svg:x="5.14cm" svg:y="0.326cm" chart:style-name="ch2">
          <text:p>Burndown Chart</text:p>
        </chart:title>
        <chart:legend chart:legend-position="end" svg:x="12.403cm" svg:y="4.257cm" chart:style-name="ch3"/>
        <chart:plot-area chart:style-name="ch4" table:cell-range-address="Blad1.E6:Blad1.J7" chart:data-source-has-labels="column" svg:x="0.734cm" svg:y="1.926cm" svg:width="11.101cm" svg:height="7.018cm">
          <chartooo:coordinate-region svg:x="1.355cm" svg:y="2.125cm" svg:width="10.48cm" svg:height="6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